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Lato" svg:font-family="Lato, sans-serif"/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text-properties fo:font-variant="normal" fo:text-transform="none" fo:color="#333333" style:font-name="Lato" fo:font-size="12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in" fo:margin-right="0in" fo:margin-top="0in" fo:margin-bottom="0.1043in" fo:orphans="2" fo:widows="2" fo:text-indent="0in" style:auto-text-indent="false" fo:padding="0in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1043in" fo:orphans="2" fo:widows="2" fo:text-indent="0in" style:auto-text-indent="false" fo:padding="0in" fo:border="none"/>
    </style:style>
    <style:style style:name="P7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666666" style:font-name="Helvetica" fo:font-size="10.5pt" fo:letter-spacing="normal" fo:font-style="normal" fo:font-weight="normal"/>
    </style:style>
    <style:style style:name="T3" style:family="text">
      <style:text-properties fo:font-variant="normal" fo:text-transform="none" fo:color="#c7254e" style:font-name="Menlo" fo:font-size="10.5pt" fo:letter-spacing="normal" fo:font-style="normal" fo:font-weight="normal" fo:background-color="#f9f2f4"/>
    </style:style>
    <style:style style:name="T4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ML</text:p>
      <text:p text:style-name="Standard"/>
      <text:p text:style-name="Standard"><text:tab/><text:span text:style-name="T1">Type on Note Pad(PC) or Text Edit(Mac) and save as <text:s text:c="9"/>filename.htm </text:span></text:p>
      <text:p text:style-name="P1"><text:tab/><text:tab/><text:tab/><text:tab/><text:tab/><text:tab/><text:tab/><text:tab/>Encoding to UTF - 8</text:p>
      <text:p text:style-name="P1"><text:tab/></text:p>
      <text:p text:style-name="P1"><text:tab/>All HTML Document must start with document type declaration </text:p>
      <text:p text:style-name="P1"><text:tab/><text:tab/><text:tab/><text:tab/><text:tab/><text:tab/>&lt;!DOCTYPE html&gt;</text:p>
      <text:p text:style-name="P1"><text:tab/>HTML documents begin with &lt;html&gt; and Ends with &lt;/html&gt;</text:p>
      <text:p text:style-name="P1"><text:tab/>Only the Content inside the &lt;body&gt; <text:s/>&lt;/body&gt; Display in a browser</text:p>
      <text:p text:style-name="P1"><text:tab/>HTML Headings <text:s/>&lt;h1&gt; to &lt;h6&gt;</text:p>
      <text:p text:style-name="P1"><text:tab/>HTML Paragraph &lt;p&gt;</text:p>
      <text:p text:style-name="P1"><text:tab/>HTML Links &lt;a&gt; <text:s/></text:p>
      <text:p text:style-name="P1"><text:tab/><text:tab/><text:tab/>attribute is href</text:p>
      <text:p text:style-name="P1"><text:tab/>HTML Images &lt;img&gt; </text:p>
      <text:p text:style-name="P1"><text:tab/><text:tab/><text:tab/>attributes are Source file (src) , Alternate Text (alt), width and height</text:p>
      <text:p text:style-name="P1"><text:tab/><text:tab/><text:tab/>src = file name</text:p>
      <text:p text:style-name="P1"><text:tab/><text:tab/><text:tab/>alt = text description of the image if the image does not exist or <text:tab/><text:tab/><text:tab/><text:tab/>can't be displayed</text:p>
      <text:p text:style-name="P1"><text:tab/>HTML Line Break &lt;br&gt; </text:p>
      <text:p text:style-name="P1"/>
      <text:p text:style-name="P1"><text:tab/>HTML <text:s/>Attributes </text:p>
      <text:p text:style-name="P1"><text:tab/><text:tab/><text:tab/>Style <text:s/>&lt;p style=”color<text:span text:style-name="T6"> : </text:span>red”&gt; hello &lt;/p&gt;</text:p>
      <text:p text:style-name="P1"><text:tab/><text:tab/><text:tab/><text:tab/><text:tab/><text:tab/>Style for Color, Font , Size </text:p>
      <text:p text:style-name="P1"><text:tab/><text:tab/><text:tab/>Language <text:tab/>lang in html Tag</text:p>
      <text:p text:style-name="P1"><text:tab/><text:tab/><text:tab/>title <text:tab/><text:tab/>Displayed as tooltip</text:p>
      <text:p text:style-name="P1"/>
      <text:p text:style-name="P1"><text:tab/>HTML ignore Space and new Lines in Paragraph. It shows continuous typing.</text:p>
      <text:p text:style-name="P1"><text:tab/><text:tab/>For New line use <text:s/>&lt;br&gt; element</text:p>
      <text:p text:style-name="P1"><text:tab/><text:tab/>For Preserve Space and Length use &lt;pre&gt; element</text:p>
      <text:p text:style-name="P2">Element &lt;div&gt; <text:s text:c="2"/>for specified area</text:p>
      <text:p text:style-name="P2"><text:s/></text:p>
      <text:p text:style-name="P1">HTML Element can have more than one attribute </text:p>
      <text:p text:style-name="Standard"><text:span text:style-name="T1"><text:tab/></text:span><text:span text:style-name="T2">&lt;form <text:s text:c="2"/>action="/submit-cat-photo" <text:s text:c="3"/>id=” cat-photo-form “&gt;</text:span> </text:p>
      <text:p text:style-name="Standard"><text:s/></text:p>
      <text:p text:style-name="Standard"/>
      <text:p text:style-name="Standard">HTML Styles</text:p>
      <text:p text:style-name="Standard"><text:tab/></text:p>
      <text:p text:style-name="P1"><text:s/>Classes start with <text:s/>. <text:s text:c="6"/>&lt; Style &gt; <text:s text:c="5"/>.red-text { <text:s text:c="2"/>color: red; <text:s text:c="3"/>} <text:s text:c="2"/>&lt;/Style&gt;</text:p>
      <text:p text:style-name="P1">Id start with # <text:s text:c="16"/>&lt;Style&gt; <text:s text:c="6"/>#cat-photo-form{background-color:green}&lt;/Style&gt;</text:p>
      <text:p text:style-name="P1"/>
      <text:p text:style-name="P1"/>
      <text:p text:style-name="P1"/>
      <text:p text:style-name="P4"><text:soft-page-break/>Applying multiple class attributes to a HTML element is done with a space between them like this:</text:p>
      <text:p text:style-name="P6"><text:span text:style-name="Source_20_Text"><text:span text:style-name="T3">class="class1 class2"</text:span></text:span></text:p>
      <text:p text:style-name="P1">Class override Style element</text:p>
      <text:p text:style-name="P1">Id Override Class </text:p>
      <text:p text:style-name="P1">In-line Style override Style Element</text:p>
      <text:p text:style-name="P1"/>
      <text:p text:style-name="P4">With responsive design, there is no need to design a mobile version of your website. It will look good on devices with screens of any width.</text:p>
      <text:p text:style-name="P5">You can add Bootstrap to any app by adding the following code to the top of your HTML:</text:p>
      <text:p text:style-name="P6"><text:span text:style-name="Source_20_Text"><text:span text:style-name="T3">&lt;link rel="stylesheet" href="//maxcdn.bootstrapcdn.com/bootstrap/3.3.1/css/bootstrap.min.css"/&gt;</text:span></text:span></text:p>
      <text:p text:style-name="P1"/>
      <text:p text:style-name="P1"><text:span text:style-name="T4">add a new image below the existing one. Set its </text:span><text:span text:style-name="Source_20_Text"><text:span text:style-name="T3">src</text:span></text:span><text:span text:style-name="T5"> </text:span><text:span text:style-name="T4">attribute to </text:span><text:span text:style-name="Source_20_Text"><text:span text:style-name="T3">https://bit.ly/fcc-running-cats</text:span></text:span><text:span text:style-name="T4">.</text:span> </text:p>
      <text:p text:style-name="P1"/>
      <text:p text:style-name="P1"><text:tab/>Button</text:p>
      <text:p text:style-name="P1"><text:tab/><text:tab/>&lt;button &gt; name &lt;/button&gt;</text:p>
      <text:p text:style-name="P1"><text:tab/><text:tab/>&lt;button type=” submit ” &gt; <text:s/>name <text:s/>&lt;/button&gt;</text:p>
      <text:p text:style-name="P1"><text:tab/><text:tab/>&lt;button class = “ abcd defg” &gt; name &lt;/button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Lato" svg:font-family="Lato, sans-serif"/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0T21:23:55.67</meta:creation-date>
    <dc:date>2018-03-25T00:10:34.42</dc:date>
    <meta:editing-duration>PT18H30M22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47" meta:word-count="304" meta:character-count="2008"/>
  </office:meta>
</office:document-meta>
</file>